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1021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1">00/00/0000</text:date>, <text:time style:data-style-name="N2" text:time-value="14:11:36.8439507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3-01T14:22:36.956353958</dc:date>
    <meta:editing-duration>PT5H48M2S</meta:editing-duration>
    <meta:editing-cycles>48</meta:editing-cycles>
    <meta:generator>LibreOffice/6.0.7.3$Linux_X86_64 LibreOffice_project/00m0$Build-3</meta:generator>
    <meta:document-statistic meta:table-count="1" meta:cell-count="293" meta:object-count="0"/>
  </office:meta>
</office:document-meta>
</file>